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86592"/>
    </style:style>
    <style:style style:name="P2" style:family="paragraph" style:parent-style-name="Preformatted_20_Text">
      <style:text-properties fo:font-weight="bold" officeooo:paragraph-rsid="00086592" style:font-weight-asian="bold" style:font-weight-complex="bold"/>
    </style:style>
    <style:style style:name="P3" style:family="paragraph" style:parent-style-name="Preformatted_20_Text">
      <style:text-properties fo:font-weight="bold" officeooo:rsid="000c61ac" officeooo:paragraph-rsid="000c61ac" style:font-weight-asian="bold" style:font-weight-complex="bold"/>
    </style:style>
    <style:style style:name="P4" style:family="paragraph" style:parent-style-name="Preformatted_20_Text">
      <style:text-properties fo:font-weight="bold" officeooo:rsid="0010f531" officeooo:paragraph-rsid="0010f531" style:font-weight-asian="bold" style:font-weight-complex="bold"/>
    </style:style>
    <style:style style:name="P5" style:family="paragraph" style:parent-style-name="Preformatted_20_Text">
      <style:text-properties fo:font-weight="bold" officeooo:rsid="001c495f" officeooo:paragraph-rsid="001c495f" style:font-weight-asian="bold" style:font-weight-complex="bold"/>
    </style:style>
    <style:style style:name="P6" style:family="paragraph" style:parent-style-name="Preformatted_20_Text">
      <style:text-properties fo:font-weight="bold" officeooo:paragraph-rsid="001e60e5" style:font-weight-asian="bold" style:font-weight-complex="bold"/>
    </style:style>
    <style:style style:name="P7" style:family="paragraph" style:parent-style-name="Preformatted_20_Text">
      <style:text-properties fo:font-weight="bold" officeooo:paragraph-rsid="00213033" style:font-weight-asian="bold" style:font-weight-complex="bold"/>
    </style:style>
    <style:style style:name="P8" style:family="paragraph" style:parent-style-name="Preformatted_20_Text">
      <style:text-properties fo:font-weight="bold" officeooo:paragraph-rsid="002f5dc3" style:font-weight-asian="bold" style:font-weight-complex="bold"/>
    </style:style>
    <style:style style:name="P9" style:family="paragraph" style:parent-style-name="Preformatted_20_Text">
      <style:text-properties officeooo:paragraph-rsid="000a4765"/>
    </style:style>
    <style:style style:name="P10" style:family="paragraph" style:parent-style-name="Preformatted_20_Text">
      <style:text-properties officeooo:rsid="000c61ac" officeooo:paragraph-rsid="000c61ac"/>
    </style:style>
    <style:style style:name="P11" style:family="paragraph" style:parent-style-name="Preformatted_20_Text">
      <style:text-properties style:font-name="Liberation Mono"/>
    </style:style>
    <style:style style:name="P12" style:family="paragraph" style:parent-style-name="Preformatted_20_Text">
      <style:text-properties style:font-name="Liberation Mono" fo:font-size="10pt" fo:font-weight="bold" officeooo:paragraph-rsid="00086592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style:font-name="Liberation Mono" fo:font-size="10pt" fo:font-weight="normal" officeooo:paragraph-rsid="00086592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style:font-name="Liberation Mono" fo:font-size="10pt" fo:font-weight="normal" officeooo:paragraph-rsid="002f5dc3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style:font-name="Liberation Mono" fo:font-size="10pt" fo:font-style="italic" fo:font-weight="normal" officeooo:paragraph-rsid="00086592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Preformatted_20_Text">
      <style:text-properties style:font-name="Liberation Mono" fo:font-size="10pt" fo:font-style="italic" fo:font-weight="normal" officeooo:rsid="0031eac9" officeooo:paragraph-rsid="0031eac9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Preformatted_20_Text">
      <style:text-properties style:font-name="Liberation Mono" fo:font-size="10pt" fo:font-style="normal" fo:font-weight="normal" officeooo:rsid="0031eac9" officeooo:paragraph-rsid="0031eac9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text-properties style:font-name="Liberation Mono" fo:font-style="italic" fo:font-weight="normal" officeooo:rsid="0010f531" officeooo:paragraph-rsid="0015d246" style:font-style-asian="italic" style:font-weight-asian="normal" style:font-style-complex="italic" style:font-weight-complex="normal"/>
    </style:style>
    <style:style style:name="P19" style:family="paragraph" style:parent-style-name="Preformatted_20_Text">
      <style:text-properties style:font-name="Liberation Mono" fo:font-style="italic" fo:font-weight="bold" officeooo:rsid="0017697a" officeooo:paragraph-rsid="0017697a" style:font-style-asian="italic" style:font-weight-asian="bold" style:font-style-complex="italic" style:font-weight-complex="bold"/>
    </style:style>
    <style:style style:name="P20" style:family="paragraph" style:parent-style-name="Preformatted_20_Text">
      <style:text-properties style:font-name="Liberation Mono" fo:font-style="normal" fo:font-weight="normal" officeooo:rsid="0031eac9" officeooo:paragraph-rsid="0031eac9" style:font-style-asian="normal" style:font-weight-asian="normal" style:font-style-complex="normal" style:font-weight-complex="normal"/>
    </style:style>
    <style:style style:name="P21" style:family="paragraph" style:parent-style-name="Preformatted_20_Text">
      <style:text-properties officeooo:paragraph-rsid="000d01ed"/>
    </style:style>
    <style:style style:name="P22" style:family="paragraph" style:parent-style-name="Preformatted_20_Text">
      <style:text-properties fo:font-weight="normal" officeooo:paragraph-rsid="001e60e5" style:font-weight-asian="normal" style:font-weight-complex="normal"/>
    </style:style>
    <style:style style:name="P23" style:family="paragraph" style:parent-style-name="Preformatted_20_Text">
      <style:text-properties fo:font-weight="normal" officeooo:paragraph-rsid="002f5dc3" style:font-weight-asian="normal" style:font-weight-complex="normal"/>
    </style:style>
    <style:style style:name="P24" style:family="paragraph" style:parent-style-name="Preformatted_20_Text">
      <style:text-properties fo:font-style="italic" fo:font-weight="normal" officeooo:rsid="0010f531" officeooo:paragraph-rsid="0010f531" style:font-style-asian="italic" style:font-weight-asian="normal" style:font-style-complex="italic" style:font-weight-complex="normal"/>
    </style:style>
    <style:style style:name="P25" style:family="paragraph" style:parent-style-name="Preformatted_20_Text">
      <style:text-properties fo:font-style="italic" fo:font-weight="normal" officeooo:rsid="002fed5a" officeooo:paragraph-rsid="002fed5a" style:font-style-asian="italic" style:font-weight-asian="normal" style:font-style-complex="italic" style:font-weight-complex="normal"/>
    </style:style>
    <style:style style:name="P26" style:family="paragraph" style:parent-style-name="Preformatted_20_Text">
      <style:text-properties fo:font-style="italic" fo:font-weight="bold" officeooo:rsid="0031eac9" officeooo:paragraph-rsid="0031eac9" style:font-style-asian="italic" style:font-weight-asian="bold" style:font-style-complex="italic" style:font-weight-complex="bold"/>
    </style:style>
    <style:style style:name="P27" style:family="paragraph" style:parent-style-name="Preformatted_20_Text">
      <style:text-properties officeooo:paragraph-rsid="001e60e5"/>
    </style:style>
    <style:style style:name="P28" style:family="paragraph" style:parent-style-name="Standard">
      <style:text-properties fo:font-weight="bold" officeooo:paragraph-rsid="00086592" style:font-weight-asian="bold" style:font-weight-complex="bold"/>
    </style:style>
    <style:style style:name="P29" style:family="paragraph" style:list-style-name="L1"/>
    <style:style style:name="P30" style:family="paragraph" style:list-style-name="L1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86592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a4765"/>
    </style:style>
    <style:style style:name="T5" style:family="text">
      <style:text-properties officeooo:rsid="000bc29b"/>
    </style:style>
    <style:style style:name="T6" style:family="text">
      <style:text-properties officeooo:rsid="000c61a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b9e2" style:font-weight-asian="normal" style:font-weight-complex="normal"/>
    </style:style>
    <style:style style:name="T9" style:family="text">
      <style:text-properties fo:font-weight="normal" officeooo:rsid="001e60e5" style:font-weight-asian="normal" style:font-weight-complex="normal"/>
    </style:style>
    <style:style style:name="T10" style:family="text">
      <style:text-properties fo:font-weight="normal" officeooo:rsid="00213033" style:font-weight-asian="normal" style:font-weight-complex="normal"/>
    </style:style>
    <style:style style:name="T11" style:family="text">
      <style:text-properties fo:font-weight="normal" officeooo:rsid="0022dd1e" style:font-weight-asian="normal" style:font-weight-complex="normal"/>
    </style:style>
    <style:style style:name="T12" style:family="text">
      <style:text-properties fo:font-weight="normal" officeooo:rsid="0035ee81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1b9b" style:font-weight-asian="bold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officeooo:rsid="000f1b9b"/>
    </style:style>
    <style:style style:name="T18" style:family="text">
      <style:text-properties officeooo:rsid="00119595"/>
    </style:style>
    <style:style style:name="T19" style:family="text">
      <style:text-properties officeooo:rsid="0012b5ea"/>
    </style:style>
    <style:style style:name="T20" style:family="text">
      <style:text-properties officeooo:rsid="00144211"/>
    </style:style>
    <style:style style:name="T21" style:family="text">
      <style:text-properties officeooo:rsid="0015d246"/>
    </style:style>
    <style:style style:name="T22" style:family="text">
      <style:text-properties officeooo:rsid="0019d7e0"/>
    </style:style>
    <style:style style:name="T23" style:family="text">
      <style:text-properties officeooo:rsid="001a4205"/>
    </style:style>
    <style:style style:name="T24" style:family="text">
      <style:text-properties officeooo:rsid="001c1ddb"/>
    </style:style>
    <style:style style:name="T25" style:family="text">
      <style:text-properties officeooo:rsid="001f4a3d"/>
    </style:style>
    <style:style style:name="T26" style:family="text">
      <style:text-properties officeooo:rsid="0022dd1e"/>
    </style:style>
    <style:style style:name="T27" style:family="text">
      <style:text-properties officeooo:rsid="00233d8d"/>
    </style:style>
    <style:style style:name="T28" style:family="text">
      <style:text-properties officeooo:rsid="00234ccb"/>
    </style:style>
    <style:style style:name="T29" style:family="text">
      <style:text-properties officeooo:rsid="00242ab0"/>
    </style:style>
    <style:style style:name="T30" style:family="text">
      <style:text-properties officeooo:rsid="00279fb1"/>
    </style:style>
    <style:style style:name="T31" style:family="text">
      <style:text-properties officeooo:rsid="0029485f"/>
    </style:style>
    <style:style style:name="T32" style:family="text">
      <style:text-properties officeooo:rsid="002c456e"/>
    </style:style>
    <style:style style:name="T33" style:family="text">
      <style:text-properties officeooo:rsid="002f5dc3"/>
    </style:style>
    <style:style style:name="T34" style:family="text">
      <style:text-properties officeooo:rsid="002fe930"/>
    </style:style>
    <style:style style:name="T35" style:family="text">
      <style:text-properties officeooo:rsid="0033defa"/>
    </style:style>
    <style:style style:name="T36" style:family="text">
      <style:text-properties officeooo:rsid="0035ee8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Purpose of this document:</text:span> </text:p>
      <text:p text:style-name="P1"/>
      <text:p text:style-name="P1"><text:tab/>- To explore, and document, what other developers have in their:</text:p>
      <text:p text:style-name="P1"><text:tab/><text:tab/>- Public GitHub repositories</text:p>
      <text:p text:style-name="P1"><text:tab/><text:tab/>- Other online portfolios</text:p>
      <text:p text:style-name="P1"/>
      <text:p text:style-name="P1"><text:tab/>- <text:span text:style-name="T1">To come up with 4 or 5 portfolio project ideas:</text:span></text:p>
      <text:p text:style-name="P1"><text:tab/> <text:s/><text:tab/>- <text:span text:style-name="T1">Previous projects that I can polish and upload</text:span></text:p>
      <text:p text:style-name="P1"><text:span text:style-name="T1"><text:tab/> <text:tab/>- New projects that need to be created for the portfolio</text:span></text:p>
      <text:p text:style-name="P1"/>
      <text:p text:style-name="P1"/>
      <text:p text:style-name="P2">I will start by looking at some GitHub repositories:</text:p>
      <text:p text:style-name="P1"/>
      <text:p text:style-name="P1"><text:tab/><text:span text:style-name="T16">- (ProfSFrink/c_sharp_portfolio)</text:span></text:p>
      <text:p text:style-name="P1"><text:tab/><text:tab/></text:p>
      <text:p text:style-name="P1"><text:tab/><text:tab/>- Basic Math Test (tree/master/BasicMathTDDTest): Contains some <text:tab/><text:tab/><text:tab/> <text:s/>basic maths functions and some methods to test them.</text:p>
      <text:p text:style-name="P1"><text:tab/><text:tab/>- CodeFirstBDAssign (tree/master/CodeFirstDBAssign): An application <text:tab/><text:tab/> <text:s/>to add "students" to a database using .NET framework</text:p>
      <text:p text:style-name="P1"><text:tab/><text:tab/>- StudentMVC (tree/master/StudentMVC): MVC application to store and <text:tab/><text:tab/> <text:s/>retrieve information about students.</text:p>
      <text:p text:style-name="P1"><text:tab/><text:tab/></text:p>
      <text:p text:style-name="P1"><text:tab/><text:span text:style-name="T16">- (Silcott/PORTFOLIO-OF-PROJECTS)</text:span></text:p>
      <text:p text:style-name="P1"><text:tab/></text:p>
      <text:p text:style-name="P1"><text:tab/><text:tab/>- Legal Lead Closer (LegalLeadCloser): Legal application that <text:tab/><text:tab/><text:tab/> <text:s/>collates client data and formats it.</text:p>
      <text:p text:style-name="P1"/>
      <text:p text:style-name="P1"><text:tab/><text:tab/>- Trackin!T (ISTA_Project/tree/master/myProject/Project_Track!T): <text:tab/><text:tab/> <text:s/>multi-role, ticket application</text:p>
      <text:p text:style-name="P1"><text:tab/><text:tab/> <text:s/>for generation and tracking of tickets. Tickets represent some <text:tab/><text:tab/> <text:s/>entity or work that requires a track-able state and can be used to <text:tab/><text:tab/> <text:s/>track the state of that entity.</text:p>
      <text:p text:style-name="P1"/>
      <text:p text:style-name="P9"><text:tab/><text:tab/>- Hunt the Wumpus - JB Version: <text:s text:c="7"/></text:p>
      <text:p text:style-name="P9"/>
      <text:p text:style-name="P1"><text:tab/><text:tab/> <text:s/>Simple picture based adventure game build with "Monogame" and C#. </text:p>
      <text:p text:style-name="P1"><text:tab/></text:p>
      <text:p text:style-name="P1"><text:tab/><text:span text:style-name="T15">- (bizzclaw/dotnet-portfolio)</text:span></text:p>
      <text:p text:style-name="P1"><text:tab/></text:p>
      <text:p text:style-name="P1"><text:tab/><text:tab/>This is a <text:span text:style-name="T4">single</text:span> MVC application build to showcase their dotnet <text:tab/><text:tab/><text:tab/>skills. <text:span text:style-name="T4">The user can create accounts and post blog posts as their <text:tab/><text:tab/>user-account. T</text:span>here is a "How to run" section, and a "Design" <text:tab/><text:tab/><text:tab/>section, in the README.md</text:p>
      <text:p text:style-name="P1"><text:tab/><text:tab/></text:p>
      <text:p text:style-name="P1"/>
      <text:p text:style-name="P2">After reviewing the portfolio websites visible on the forks of "emmabostian/developer-portfolios" what I have noticed:</text:p>
      <text:p text:style-name="P1"/>
      <text:p text:style-name="P1"><text:tab/>- The sites are generally very modern and sleek (drop down menu and hover <text:tab/> <text:s/>effects).</text:p>
      <text:p text:style-name="P1"/>
      <text:p text:style-name="P1"><text:tab/>- The developers are predominantly front end. </text:p>
      <text:p text:style-name="P1"/>
      <text:p text:style-name="P1"><text:tab/>- Many of the sites contain pages where they have showcase projects <text:tab/> <text:s/><text:tab/> <text:s/>available</text:p>
      <text:p text:style-name="P1"/>
      <text:p text:style-name="P1"><text:tab/>- The showcase projects tend to be fairly simple: (clone Wordle, Number <text:tab/> <text:s/>guessing game, CSS Grid Visualiser)</text:p>
      <text:p text:style-name="P1"/>
      <text:p text:style-name="P1"/>
      <text:p text:style-name="P1"/>
      <text:p text:style-name="P1"/>
      <text:p text:style-name="P1"><text:tab/></text:p>
      <text:p text:style-name="P15"><text:soft-page-break/><text:span text:style-name="T5">T</text:span>he portfolio’<text:span text:style-name="T5">s</text:span> <text:span text:style-name="T6">I looked at </text:span>contain an array of different <text:span text:style-name="T6">projects that d</text:span><text:span text:style-name="T5">emonstrate </text:span><text:span text:style-name="T6">certain</text:span><text:span text:style-name="T5"> skills</text:span>.</text:p>
      <text:p text:style-name="P13"/>
      <text:p text:style-name="P12">These can general be categorised into:</text:p>
      <text:p text:style-name="P13"/>
      <text:p text:style-name="P21"><text:span text:style-name="Strong_20_Emphasis"><text:span text:style-name="T3"><text:tab/>- C# Fundamentals</text:span></text:span></text:p>
      <text:p text:style-name="P21"><text:span text:style-name="Strong_20_Emphasis"><text:span text:style-name="T3"/></text:span></text:p>
      <text:p text:style-name="P21"><text:span text:style-name="Strong_20_Emphasis"><text:span text:style-name="T3"><text:tab/><text:tab/>- </text:span></text:span><text:span text:style-name="T3">C# Syntax Proficiency</text:span></text:p>
      <text:p text:style-name="P21"><text:span text:style-name="T3"/></text:p>
      <text:list xml:id="list700366022" text:style-name="L1">
        <text:list-item>
          <text:list>
            <text:list-header>
              <text:p text:style-name="Text_20_body">- Application of OOP Principles</text:p>
            </text:list-header>
          </text:list>
          <text:p text:style-name="Text_20_body"><text:span text:style-name="Strong_20_Emphasis"><text:span text:style-name="T3">- Database Management</text:span></text:span></text:p>
          <text:list text:continue-numbering="true">
            <text:list-header>
              <text:p text:style-name="Text_20_body">- Integration with Entity Framework</text:p>
              <text:p text:style-name="Text_20_body">- Database Design and CRUD Operations</text:p>
            </text:list-header>
          </text:list>
          <text:p text:style-name="Text_20_body"><text:span text:style-name="Strong_20_Emphasis"><text:span text:style-name="T3">- ASP.NET MVC Development</text:span></text:span></text:p>
          <text:list text:continue-numbering="true">
            <text:list-header>
              <text:p text:style-name="Text_20_body">- Building and Designing MVC Applications</text:p>
            </text:list-header>
          </text:list>
          <text:p text:style-name="Text_20_body"><text:span text:style-name="Strong_20_Emphasis"><text:span text:style-name="T3">- Game Development</text:span></text:span></text:p>
          <text:list text:continue-numbering="true">
            <text:list-header>
              <text:p text:style-name="Text_20_body">- Monogame and C# Game Development</text:p>
              <text:p text:style-name="Text_20_body">- Graphical Game Design Skills</text:p>
            </text:list-header>
          </text:list>
          <text:p text:style-name="Text_20_body"><text:span text:style-name="Strong_20_Emphasis"><text:span text:style-name="T3">- Problem Solving</text:span></text:span></text:p>
          <text:list text:continue-numbering="true">
            <text:list-header>
              <text:p text:style-name="Text_20_body">- Creative Project Implementation</text:p>
              <text:p text:style-name="Text_20_body">- Troubleshooting and Bug Fixing</text:p>
            </text:list-header>
          </text:list>
        </text:list-item>
      </text:list>
      <text:p text:style-name="P11"/>
      <text:p text:style-name="P18"><text:span text:style-name="T18">I </text:span><text:span text:style-name="T19">t</text:span>hink my portfolio should present a wide range of skills;</text:p>
      <text:p text:style-name="P18"><text:span text:style-name="T21">Whilst</text:span> still be<text:span text:style-name="T21">ing</text:span> tailored to the area, <text:span text:style-name="T20">or areas, in</text:span> which <text:span text:style-name="T18">I’m most interested. </text:span></text:p>
      <text:p text:style-name="P18"/>
      <text:p text:style-name="P19">The area’s in which I am most interested, and/or skilled, are:</text:p>
      <text:p text:style-name="P19"/>
      <text:p text:style-name="P19"><text:tab/><text:span text:style-name="T7">- Video Game Development</text:span></text:p>
      <text:p text:style-name="P19"><text:span text:style-name="T7"/></text:p>
      <text:p text:style-name="P19"><text:span text:style-name="T7"><text:tab/>- </text:span><text:span text:style-name="T8">Networking</text:span></text:p>
      <text:p text:style-name="P19"/>
      <text:p text:style-name="P19"><text:span text:style-name="T7"><text:tab/>- Software Design/Architecture</text:span></text:p>
      <text:p text:style-name="P19"><text:span text:style-name="T7"/></text:p>
      <text:p text:style-name="P19"><text:span text:style-name="T7"><text:tab/>- Systems Design/Architecture</text:span></text:p>
      <text:p text:style-name="P19"><text:span text:style-name="T7"/></text:p>
      <text:p text:style-name="P19"><text:span text:style-name="T7"><text:tab/></text:span></text:p>
      <text:p text:style-name="P11"/>
      <text:p text:style-name="P3">Some general ideas for projects that I could put in my portfolio, that would display the <text:span text:style-name="T22">necessary</text:span> skill<text:span text:style-name="T22">s, whi</text:span><text:span text:style-name="T23">l</text:span><text:span text:style-name="T22">st bolstering my own are</text:span>: <text:s/></text:p>
      <text:p text:style-name="P10"/>
      <text:p text:style-name="P1"><text:tab/>- <text:span text:style-name="T17">An</text:span> MVC application </text:p>
      <text:p text:style-name="P1"/>
      <text:p text:style-name="P1"><text:tab/>- <text:span text:style-name="T17">A </text:span>Database/SQL project</text:p>
      <text:p text:style-name="P1"/>
      <text:p text:style-name="P1"><text:tab/>- S<text:span text:style-name="T17">ome </text:span>other project to show fundamental principles of OOP (E,I,P)</text:p>
      <text:p text:style-name="P1"/>
      <text:p text:style-name="P1"><text:tab/>- <text:span text:style-name="T17">A </text:span><text:span text:style-name="T24">Server/Client application for a simple game.</text:span></text:p>
      <text:p text:style-name="P1"><text:tab/></text:p>
      <text:p text:style-name="P1"><text:tab/>- <text:span text:style-name="T24">A simple 2D single-player game with a high scores database.</text:span></text:p>
      <text:p text:style-name="P24"/>
      <text:p text:style-name="P4"/>
      <text:p text:style-name="P4"><text:tab/></text:p>
      <text:p text:style-name="P1"/>
      <text:p text:style-name="P1"><text:tab/></text:p>
      <text:p text:style-name="P5"><text:soft-page-break/><text:span text:style-name="T17">An</text:span> MVC application:</text:p>
      <text:p text:style-name="P5"/>
      <text:p text:style-name="P5"><text:tab/><text:span text:style-name="T7">- My current idea is to build a desktop application that mechanics can use <text:tab/> <text:s/>to keep track of what cars they have in, when they arrived, what work is <text:tab/> <text:s/>being done, state of the work, etc. </text:span></text:p>
      <text:p text:style-name="P5"><text:span text:style-name="T7"/></text:p>
      <text:p text:style-name="P5"><text:span text:style-name="T7"><text:tab/>- I would then have a simple web app that clients can enter their <text:tab/> <text:s/><text:tab/> <text:s/>“SecureReferenceNumber” and it will serve them whatever information <text:tab/> <text:s/><text:tab/> <text:s/>they are permitted to see. </text:span></text:p>
      <text:p text:style-name="P2"/>
      <text:p text:style-name="P1"><text:tab/></text:p>
      <text:p text:style-name="P6"><text:span text:style-name="T17">A </text:span>Database/SQL project:</text:p>
      <text:p text:style-name="P6"/>
      <text:p text:style-name="P6"><text:tab/><text:span text:style-name="T7">- </text:span><text:span text:style-name="T9">Most likely the MVC application above and the 2D single-player game I <text:tab/> <text:s/>mentioned will have databases they use. Therefore this one probably <text:tab/> <text:s/><text:tab/> <text:s/>isn’t necessary as a stand-alone project.</text:span></text:p>
      <text:p text:style-name="P1"><text:tab/></text:p>
      <text:p text:style-name="P1"><text:tab/></text:p>
      <text:p text:style-name="P27"><text:span text:style-name="T13">S</text:span><text:span text:style-name="T14">ome </text:span><text:span text:style-name="T13">other project to show fundamental principles of OOP (E,I,P):</text:span></text:p>
      <text:p text:style-name="P27"><text:span text:style-name="T13"/></text:p>
      <text:p text:style-name="P22"><text:tab/>- <text:span text:style-name="T25">The Client Server game application will contain all </text:span><text:span text:style-name="T36">o</text:span><text:span text:style-name="T25">f these principles <text:tab/> <text:s/>very clearly so perhaps that’s the best way for me to display that. This <text:tab/> <text:s/>project feels like it’s only use would be to fl</text:span><text:span text:style-name="T27">e</text:span><text:span text:style-name="T25">sh out </text:span><text:span text:style-name="T27">t</text:span><text:span text:style-name="T25">he size of the <text:tab/> <text:s/>portfolio. Therefore, it’s probably not worth making as a stand-alone.</text:span></text:p>
      <text:p text:style-name="P1"><text:tab/><text:tab/><text:tab/></text:p>
      <text:p text:style-name="P7"><text:span text:style-name="T17">A </text:span><text:span text:style-name="T24">Server/Client application for a simple game:</text:span></text:p>
      <text:p text:style-name="P7"><text:tab/></text:p>
      <text:p text:style-name="P7"><text:tab/><text:span text:style-name="T7">- </text:span><text:span text:style-name="T10">My current idea for this project is to adapt a current project I have <text:tab/> <text:s/>that uses C#’s “System.Net.Sockets” namespace to create a server client <text:tab/> <text:s/>connection. It then uses a custom Packet system to communicate over the <text:tab/> <text:s/>network.</text:span></text:p>
      <text:p text:style-name="P7"><text:span text:style-name="T10"/></text:p>
      <text:p text:style-name="P7"><text:span text:style-name="T10"><text:tab/>- Will contain basic packets for movement of a player: jumping, picking up <text:tab/> <text:s/>item.</text:span></text:p>
      <text:p text:style-name="P7"><text:span text:style-name="T10"><text:tab/></text:span></text:p>
      <text:p text:style-name="P7"><text:span text:style-name="T10"><text:tab/>- The packet system will be modular so it can be dragged easily from <text:tab/> <text:s/><text:tab/> <text:s/>server to client to logon server etc. This creates an issue: What do we <text:tab/> <text:s/>create to allow easy parsing of the packets when each system is required <text:tab/> <text:s/>to p</text:span><text:span text:style-name="T12">er</text:span><text:span text:style-name="T10">form different actions on the packet?</text:span></text:p>
      <text:p text:style-name="P7"><text:span text:style-name="T10"/></text:p>
      <text:p text:style-name="P7"><text:tab/><text:span text:style-name="T10">- To solve this the packet system will have a static “PacketParser” class.<text:tab/> <text:s/></text:span><text:span text:style-name="T11">This</text:span><text:span text:style-name="T10"> is used to take the “</text:span><text:span text:style-name="T11">P</text:span><text:span text:style-name="T10">acket”, Header and Payload, and return <text:tab/> <text:s/><text:tab/> <text:s/>defined objects of types that the “PacketHandler” class can use to <text:tab/> <text:s/><text:tab/> <text:s/>preform the related action.</text:span></text:p>
      <text:p text:style-name="P1"><text:tab/></text:p>
      <text:p text:style-name="P1"><text:tab/>- <text:span text:style-name="T26">The “PacketHandler” class will be abstract and contain virtual methods <text:tab/> <text:s/>for handling all the default packets. This way, by default, the user can <text:tab/> <text:s/>create an instance of the PacketHandler class and ove</text:span><text:span text:style-name="T28">r</text:span><text:span text:style-name="T26">ride the </text:span><text:span text:style-name="T30">method</text:span><text:span text:style-name="T26">s <text:tab/> <text:s/>that they </text:span><text:span text:style-name="T29">need to use to create the custom functionality they need for <text:tab/> <text:s/>each </text:span><text:span text:style-name="T30">application.</text:span></text:p>
      <text:p text:style-name="P1"><text:tab/><text:tab/></text:p>
      <text:p text:style-name="P1"><text:tab/>- The<text:span text:style-name="T31"> Client itself will just contain a simple </text:span><text:span text:style-name="T32">3D unity game with a player <text:tab/> <text:s/>than can move, jump, interact with an entity and have these actions <text:tab/> <text:s/><text:tab/> <text:s/>validated by the server before the game-state is updated.</text:span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<text:span text:style-name="T24">A simple 2D single-player game with a high scores database:</text:span></text:p>
      <text:p text:style-name="P8"/>
      <text:p text:style-name="P23"><text:tab/>- <text:span text:style-name="T33">My idea for this game is to have a car drifting game with 1 or 2 tracks <text:tab/> <text:s/>that the player can drive round and get a time and a drift score.</text:span></text:p>
      <text:p text:style-name="P23"/>
      <text:p text:style-name="P23"><text:tab/>- <text:span text:style-name="T33">The players can then enter the</text:span><text:span text:style-name="T34">ir</text:span><text:span text:style-name="T33"> name to added to the high-scores which <text:tab/> <text:s/>is stored in a database.</text:span></text:p>
      <text:p text:style-name="P23"><text:tab/></text:p>
      <text:p text:style-name="P23"><text:tab/>- <text:span text:style-name="T33">The high-scores will then be displayed in their own window or after <text:tab/> <text:tab/> <text:s/>you’ve finished your lap of that track</text:span></text:p>
      <text:p text:style-name="P23"/>
      <text:p text:style-name="P23"/>
      <text:p text:style-name="P23"/>
      <text:p text:style-name="P25">Each of these projects will have a README detailing how to run/use the project and any other relevant information like dependencies or tools used.</text:p>
      <text:p text:style-name="P25"/>
      <text:p text:style-name="P25">They will also have a “.odt” or “.pdf” document made to detail the architecture/design and purpose of the project.</text:p>
      <text:p text:style-name="P25"/>
      <text:p text:style-name="P25"/>
      <text:p text:style-name="P25"/>
      <text:p text:style-name="P26">Relevant information to put in the README <text:span text:style-name="T35">and/or design</text:span> document:</text:p>
      <text:p text:style-name="P20"/>
      <text:p text:style-name="P17"><text:tab/>- Project name <text:s/></text:p>
      <text:p text:style-name="P17"/>
      <text:p text:style-name="P17"><text:tab/>- Description <text:s/></text:p>
      <text:p text:style-name="P17"/>
      <text:p text:style-name="P17"><text:tab/>- Installation guide</text:p>
      <text:p text:style-name="P17"/>
      <text:p text:style-name="P17"><text:tab/>- Usage instructions</text:p>
      <text:p text:style-name="P17"/>
      <text:p text:style-name="P17"><text:tab/>- Technologies used</text:p>
      <text:p text:style-name="P17"/>
      <text:p text:style-name="P17"><text:tab/>- Key Features</text:p>
      <text:p text:style-name="P17"/>
      <text:p text:style-name="P17"><text:tab/>- Screenshots or Demos</text:p>
      <text:p text:style-name="P17"/>
      <text:p text:style-name="P17"><text:tab/>- Code Structure explanation</text:p>
      <text:p text:style-name="P17"/>
      <text:p text:style-name="P17"><text:tab/>- Contact Information</text:p>
      <text:p text:style-name="P17"/>
      <text:p text:style-name="P17"><text:tab/>- Acknowledgments</text:p>
      <text:p text:style-name="P17"/>
      <text:p text:style-name="P17"><text:tab/>- Status and Maintenance</text:p>
      <text:p text:style-name="P16"><text:s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4:06:52.483530644</meta:creation-date>
    <dc:date>2024-03-03T16:00:55.932419692</dc:date>
    <meta:editing-duration>PT1H48M48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4" meta:paragraph-count="108" meta:word-count="1041" meta:character-count="6559" meta:non-whitespace-character-count="5329"/>
  </office:meta>
</office:document-meta>
</file>